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ay </text:p>
          </table:table-cell>
          <table:table-cell office:value-type="string">
            <text:p>logical 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5.02.2020</text:date>, <text:time>16:4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0:51:13.626798629</meta:creation-date>
    <dc:date>2020-02-25T16:45:45</dc:date>
    <meta:editing-duration>PT10S</meta:editing-duration>
    <meta:editing-cycles>2</meta:editing-cycles>
    <meta:generator>OpenOffice/4.1.6$Unix OpenOffice.org_project/416m1$Build-9790</meta:generator>
    <dc:creator>Michael Messer</dc:creator>
    <meta:document-statistic meta:table-count="1" meta:cell-count="12" meta:object-count="0"/>
  </office:meta>
</office:document-meta>
</file>